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2.967cm" svg:y1="0.999cm" svg:x2="2.967cm" svg:y2="12.4cm">
              <text:p/>
            </draw:line>
            <draw:line draw:style-name="gr4" draw:text-style-name="P1" draw:layer="layout" svg:x1="2.967cm" svg:y1="10.5cm" svg:x2="2.967cm" svg:y2="20.001cm">
              <text:p/>
            </draw:line>
          </draw:g>
          <draw:custom-shape draw:style-name="gr5" draw:text-style-name="P3" draw:layer="layout" svg:width="4cm" svg:height="0.995cm" svg:x="0.967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.75cm" svg:x="2.717cm" svg:y="2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7.541cm" svg:y1="0.952cm" svg:x2="7.541cm" svg:y2="12.381cm">
              <text:p/>
            </draw:line>
            <draw:line draw:style-name="gr8" draw:text-style-name="P1" draw:layer="layout" svg:x1="7.541cm" svg:y1="10.476cm" svg:x2="7.541cm" svg:y2="20cm">
              <text:p/>
            </draw:line>
          </draw:g>
          <draw:custom-shape draw:style-name="gr9" draw:text-style-name="P3" draw:layer="layout" svg:width="4cm" svg:height="0.995cm" svg:x="5.5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Librespo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1.75cm" svg:x="7.291cm" svg:y="2.45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1" draw:text-style-name="P1" draw:layer="layout" svg:x1="11.767cm" svg:y1="0.999cm" svg:x2="11.767cm" svg:y2="12.4cm">
              <text:p/>
            </draw:line>
            <draw:line draw:style-name="gr12" draw:text-style-name="P1" draw:layer="layout" svg:x1="11.767cm" svg:y1="10.5cm" svg:x2="11.767cm" svg:y2="20.001cm">
              <text:p/>
            </draw:line>
          </draw:g>
          <draw:custom-shape draw:style-name="gr13" draw:text-style-name="P3" draw:layer="layout" svg:width="4cm" svg:height="0.995cm" svg:x="9.767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0.5cm" svg:height="1.75cm" svg:x="11.517cm" svg:y="2.499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5" draw:text-style-name="P1" draw:layer="layout" svg:x1="16.341cm" svg:y1="0.952cm" svg:x2="16.341cm" svg:y2="12.22cm">
              <text:p/>
            </draw:line>
            <draw:line draw:style-name="gr16" draw:text-style-name="P1" draw:layer="layout" svg:x1="16.341cm" svg:y1="10.342cm" svg:x2="16.341cm" svg:y2="19.732cm">
              <text:p/>
            </draw:line>
          </draw:g>
          <draw:custom-shape draw:style-name="gr17" draw:text-style-name="P3" draw:layer="layout" svg:width="4cm" svg:height="0.995cm" svg:x="14.3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MP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1.75cm" svg:x="16.091cm" svg:y="2.45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9" draw:text-style-name="P1" draw:layer="layout" svg:x1="20.841cm" svg:y1="0.952cm" svg:x2="20.841cm" svg:y2="12.22cm">
              <text:p/>
            </draw:line>
            <draw:line draw:style-name="gr20" draw:text-style-name="P1" draw:layer="layout" svg:x1="20.841cm" svg:y1="10.342cm" svg:x2="20.841cm" svg:y2="19.732cm">
              <text:p/>
            </draw:line>
          </draw:g>
          <draw:custom-shape draw:style-name="gr21" draw:text-style-name="P3" draw:layer="layout" svg:width="4cm" svg:height="0.995cm" svg:x="18.8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lsa S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1" draw:layer="layout" svg:width="0.5cm" svg:height="1.75cm" svg:x="20.591cm" svg:y="2.4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7:06:02.766897575</meta:creation-date>
    <dc:date>2025-03-01T17:14:42.524824787</dc:date>
    <meta:editing-duration>PT8M41S</meta:editing-duration>
    <meta:editing-cycles>1</meta:editing-cycles>
    <meta:document-statistic meta:object-count="30"/>
    <meta:generator>LibreOffice/24.2.7.2$Linux_X86_64 LibreOffice_project/420$Build-2</meta:generator>
  </office:meta>
</office:document-meta>
</file>